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 style:writing-mode="lr-tb"/>
      <style:text-properties style:text-underline-style="non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2 bully in my class</text:p>
      <text:p text:style-name="P2"><text:tab/>There was another guy, a somewhat stronger fellow. Each year I would start a fight with him, and I would know I lost every time he would wipe the floor with my head.</text:p>
      <text:p text:style-name="P2"/>
      <text:p text:style-name="P2"><text:tab/>Till you had your head bashed against the floor you would not know pain or the sour taste of defeat. And it happened every year from kindergarten till the 6<text:span text:style-name="T1">th</text:span> grade. Other than that we were 'bestest' friends ever.</text:p>
      <text:p text:style-name="P2"/>
      <text:p text:style-name="P2"><text:tab/>But at times, it would happen that he would cry like a baby. One time it was justified, because he forgot to open the sun shade, and all his hamsters died, including the baby ones. But then another time, he wept because I got a better grade than him in a test (maybe in Hebrew or English or math or whatever) and it was no more than 5 points tops. Oh yeah, did I forget to mention that beside being the bullies of the class and best friends (except our yearly fight – that is) we were also the smartest and best students in the class. Yep, all at the same time.</text:p>
      <text:p text:style-name="P2"/>
      <text:p text:style-name="P2"><text:tab/>Sometimes I wonder though, if girls have a similar ceremony, where one girl find it necessary to bash the head of her friend on the floor. 'She got better trading cards than mine, bitch! <text:s/>Time to meet the floor...' or maybe something like 'She's prettier than me; eat some grovel...' or more likely, perhaps: 'Sprouting boobs before the rest of us, it's on...” Nah, it must be a guy thing only – 'Welcome to the gentlemen club – a free head bashing on the floor for our new members, only for our 6-years program subscribers, warranty includes stitches and a free visit at the nurse office every time your friends chose hostile negotiations...”</text:p>
      <text:p text:style-name="P2"><text:tab/></text:p>
      <text:p text:style-name="P2"><text:tab/>P.S. If you would enter the number 7180045 to a calculator held upside down you'll know his dog's nam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7T03:37:14.31</meta:creation-date>
    <meta:editing-cycles>1</meta:editing-cycles>
    <meta:editing-duration>PT00H00M00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7" meta:word-count="321" meta:character-count="1713" meta:non-whitespace-character-count="1391"/>
  </office:meta>
</office:document-meta>
</file>